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9.506cm" style:use-optimal-column-width="false"/>
    </style:style>
    <style:style style:name="co2" style:family="table-column">
      <style:table-column-properties style:column-width="9.693cm" style:use-optimal-column-width="false"/>
    </style:style>
    <style:style style:name="co3" style:family="table-column">
      <style:table-column-properties style:column-width="2.714cm" style:use-optimal-column-width="false"/>
    </style:style>
    <style:style style:name="co4" style:family="table-column">
      <style:table-column-properties style:column-width="2.715cm" style:use-optimal-column-width="false"/>
    </style:style>
    <style:style style:name="ro1" style:family="table-row">
      <style:table-row-properties style:row-height="1.035cm" style:use-optimal-row-height="false"/>
    </style:style>
    <style:style style:name="ro2" style:family="table-row">
      <style:table-row-properties style:row-height="1.791cm" style:use-optimal-row-height="false"/>
    </style:style>
    <style:style style:name="ro3" style:family="table-row">
      <style:table-row-properties style:row-height="1.788cm" style:use-optimal-row-height="false"/>
    </style:style>
    <style:style style:name="ro4" style:family="table-row">
      <style:table-row-properties style:row-height="4.292cm" style:use-optimal-row-height="false"/>
    </style:style>
    <style:style style:name="ro5" style:family="table-row">
      <style:table-row-properties style:row-height="23.151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margin-left="0cm" fo:margin-right="0cm" fo:margin-top="0cm" fo:margin-bottom="0cm" fo:line-height="100%" fo:text-indent="0cm" fo:border="0.03pt solid #000000"/>
      <style:text-properties fo:font-size="18pt" style:font-size-asian="18pt" style:font-size-complex="18pt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draw:layer="layout" svg:width="19.198cm" svg:height="27.698cm" svg:x="1cm" svg:y="1.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&lt;h1&gt;, &lt;h2&gt;, … , ,&lt;h6&gt;&lt;/h6&gt;</text:p>
              </table:table-cell>
              <table:table-cell table:style-name="ce2">
                <text:p text:style-name="P2"><text:span text:style-name="T1">Теги для создания заголовка</text:span></text:p>
              </table:table-cell>
            </table:table-row>
            <table:table-row table:style-name="ro1" table:default-cell-style-name="ce1">
              <table:table-cell>
                <text:p text:style-name="P1">&lt;p&gt;&lt;/p&gt;</text:p>
              </table:table-cell>
              <table:table-cell>
                <text:p text:style-name="P1">Тег абзаца</text:p>
              </table:table-cell>
            </table:table-row>
            <table:table-row table:style-name="ro1" table:default-cell-style-name="ce1">
              <table:table-cell>
                <text:p text:style-name="P1">&lt;a&gt;&lt;/a&gt;</text:p>
              </table:table-cell>
              <table:table-cell>
                <text:p text:style-name="P1">Тег для создания ссылок</text:p>
              </table:table-cell>
            </table:table-row>
            <table:table-row table:style-name="ro1" table:default-cell-style-name="ce1">
              <table:table-cell>
                <text:p text:style-name="P1">&lt;br&gt;</text:p>
              </table:table-cell>
              <table:table-cell>
                <text:p text:style-name="P1">Тег переноса строк</text:p>
              </table:table-cell>
            </table:table-row>
            <table:table-row table:style-name="ro1" table:default-cell-style-name="ce1">
              <table:table-cell>
                <text:p text:style-name="P1">&lt;img&gt;</text:p>
              </table:table-cell>
              <table:table-cell>
                <text:p text:style-name="P1">Тег размещения изображения</text:p>
              </table:table-cell>
            </table:table-row>
            <table:table-row table:style-name="ro2" table:default-cell-style-name="ce1">
              <table:table-cell>
                <text:p text:style-name="P1">&lt;b&gt;&lt;/b&gt;</text:p>
              </table:table-cell>
              <table:table-cell>
                <text:p text:style-name="P1">Тег выделения фрагмента полужирным</text:p>
              </table:table-cell>
            </table:table-row>
            <table:table-row table:style-name="ro1" table:default-cell-style-name="ce1">
              <table:table-cell>
                <text:p text:style-name="P1">&lt;u&gt;&lt;/u&gt;</text:p>
              </table:table-cell>
              <table:table-cell>
                <text:p text:style-name="P1">Тег подчеркивания фрагмента</text:p>
              </table:table-cell>
            </table:table-row>
            <table:table-row table:style-name="ro2">
              <table:table-cell table:style-name="ce1">
                <text:p text:style-name="P1">&lt;i&gt;&lt;/i&gt;</text:p>
              </table:table-cell>
              <table:table-cell table:style-name="ce2">
                <text:p text:style-name="P2"><text:span text:style-name="T1">Тег</text:span> выделения фрагмента курсивом</text:p>
              </table:table-cell>
            </table:table-row>
            <table:table-row table:style-name="ro2" table:default-cell-style-name="ce1">
              <table:table-cell>
                <text:p text:style-name="P1"><text:span text:style-name="T1">&lt;sup&gt;&lt;/</text:span>sup&gt;</text:p>
              </table:table-cell>
              <table:table-cell>
                <text:p text:style-name="P1">Тег сдвига фрагмента текста вверх</text:p>
              </table:table-cell>
            </table:table-row>
            <table:table-row table:style-name="ro2">
              <table:table-cell table:style-name="ce1">
                <text:p text:style-name="P1"><text:span text:style-name="T1">&lt;sub&gt;&lt;/</text:span>sub&gt;</text:p>
              </table:table-cell>
              <table:table-cell table:style-name="ce2">
                <text:p text:style-name="P2"><text:span text:style-name="T1">Тег </text:span>сдвига фрагмента текста вниз</text:p>
              </table:table-cell>
            </table:table-row>
            <table:table-row table:style-name="ro2" table:default-cell-style-name="ce1">
              <table:table-cell>
                <text:p text:style-name="P1">&lt;hr&gt;</text:p>
              </table:table-cell>
              <table:table-cell>
                <text:p text:style-name="P1">Тег горизонтальной разделительной линии</text:p>
              </table:table-cell>
            </table:table-row>
            <table:table-row table:style-name="ro2" table:default-cell-style-name="ce1">
              <table:table-cell>
                <text:p text:style-name="P1"><text:span text:style-name="T1">&lt;ul&gt;&lt;/ul</text:span>&gt;</text:p>
              </table:table-cell>
              <table:table-cell>
                <text:p text:style-name="P1">Тег для создания маркированного списка</text:p>
              </table:table-cell>
            </table:table-row>
            <table:table-row table:style-name="ro2" table:default-cell-style-name="ce1">
              <table:table-cell>
                <text:p text:style-name="P1"><text:span text:style-name="T1">&lt;ol&gt;&lt;/ol</text:span>&gt;</text:p>
              </table:table-cell>
              <table:table-cell>
                <text:p text:style-name="P1">Тег для создания нумерованного списка</text:p>
              </table:table-cell>
            </table:table-row>
            <table:table-row table:style-name="ro2" table:default-cell-style-name="ce1">
              <table:table-cell>
                <text:p text:style-name="P1"><text:span text:style-name="T1">&lt;pre&gt;&lt;/pre</text:span>&gt;</text:p>
              </table:table-cell>
              <table:table-cell>
                <text:p text:style-name="P1">Тег для форматного отображения текста</text:p>
              </table:table-cell>
            </table:table-row>
            <table:table-row table:style-name="ro2" table:default-cell-style-name="ce1">
              <table:table-cell>
                <text:p text:style-name="P1">&amp;copy; &amp;llt; &amp;gt; и т.д.</text:p>
              </table:table-cell>
              <table:table-cell>
                <text:p text:style-name="P1">Спецсимволы HTML-документа</text:p>
              </table:table-cell>
            </table:table-row>
            <table:table-row table:style-name="ro2" table:default-cell-style-name="ce1">
              <table:table-cell>
                <text:p text:style-name="P1">&lt;baseurl href=““&gt;</text:p>
              </table:table-cell>
              <table:table-cell>
                <text:p text:style-name="P1">Тег для задания базового URL-адреса</text:p>
              </table:table-cell>
            </table:table-row>
            <table:table-row table:style-name="ro2" table:default-cell-style-name="ce1">
              <table:table-cell>
                <text:p text:style-name="P1"><text:span text:style-name="T1">&lt;div&gt;&lt;/div</text:span>&gt;</text:p>
              </table:table-cell>
              <table:table-cell>
                <text:p text:style-name="P1">Тег для создания блоковых элементов</text:p>
              </table:table-cell>
            </table:table-row>
            <table:table-row table:style-name="ro3" table:default-cell-style-name="ce1">
              <table:table-cell>
                <text:p text:style-name="P1"><text:span text:style-name="T1">&lt;span&gt;&lt;/span</text:span>&gt;</text:p>
              </table:table-cell>
              <table:table-cell>
                <text:p text:style-name="P1">Тег для создания элементов текстового уровня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Обычный">
        <draw:frame draw:style-name="standard" draw:layer="layout" svg:width="18.998cm" svg:height="27.442cm" svg:x="1.001cm" svg:y="0.99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>Width-«значение»</text:p>
              </table:table-cell>
              <table:table-cell>
                <text:p><text:span text:style-name="T2">Cellspacing=</text:span>«число»</text:p>
              </table:table-cell>
              <table:table-cell>
                <text:p><text:span text:style-name="T2">cellpadding</text:span><text:span text:style-name="T3">«число»</text:span></text:p>
              </table:table-cell>
              <table:table-cell>
                <text:p text:style-name="P1">Border=«толщина»</text:p>
              </table:table-cell>
              <table:table-cell>
                <text:p text:style-name="P1">Bgcolor=«цвет»</text:p>
              </table:table-cell>
              <table:table-cell>
                <text:p text:style-name="P1">Background=«URL»</text:p>
              </table:table-cell>
              <table:table-cell>
                <text:p text:style-name="P1">aling+“left | center | right»</text:p>
              </table:table-cell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Обычный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21:41:48.954376871</meta:creation-date>
    <dc:date>2022-06-24T07:06:35.987198341</dc:date>
    <meta:editing-duration>PT16M40S</meta:editing-duration>
    <meta:editing-cycles>4</meta:editing-cycles>
    <meta:generator>LibreOffice/6.4.7.2$Linux_X86_64 LibreOffice_project/40$Build-2</meta:generator>
    <meta:print-date>2022-06-24T06:40:33.452283610</meta:print-date>
    <meta:document-statistic meta:object-count="2"/>
  </office:meta>
</office:document-meta>
</file>